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ค่าปริยาย">
        <draw:custom-shape draw:style-name="gr1" draw:text-style-name="P1" xml:id="id1" draw:id="id1" draw:layer="layout" svg:width="5cm" svg:height="1.5cm" svg:x="3.5cm" svg:y="1cm">
          <text:p text:style-name="P1"><text:span text:style-name="T1">Start</text:span>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ustom-shape draw:style-name="gr1" draw:text-style-name="P1" xml:id="id2" draw:id="id2" draw:layer="layout" svg:width="6cm" svg:height="2.5cm" svg:x="3cm" svg:y="3.5cm">
          <text:p text:style-name="P1"><text:span text:style-name="T1">i=0</text:span></text:p>
          <text:p text:style-name="P1"><text:span text:style-name="T1">evenSum=0</text:span></text:p>
          <text:p text:style-name="P1"><text:span text:style-name="T1">oddSum=0</text:span></text:p>
          <text:p text:style-name="P1"><text:span text:style-name="T1">diff=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6cm" svg:y1="2.5cm" svg:x2="6cm" svg:y2="3.5cm" draw:start-shape="id1" draw:start-glue-point="6" draw:end-shape="id2" draw:end-glue-point="4" svg:d="m6000 2500v1000">
          <text:p/>
        </draw:connector>
        <draw:custom-shape draw:style-name="gr3" draw:text-style-name="P2" xml:id="id6" draw:id="id6" draw:layer="layout" svg:width="1cm" svg:height="1cm" svg:x="5.5cm" svg:y="1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2" draw:layer="layout" draw:type="line" svg:x1="6cm" svg:y1="6cm" svg:x2="6.004cm" svg:y2="8.048cm" draw:start-shape="id2" draw:start-glue-point="6" svg:d="m6000 6000 4 2048">
          <text:p/>
        </draw:connector>
        <draw:custom-shape draw:style-name="gr1" draw:text-style-name="P1" xml:id="id4" draw:id="id4" draw:layer="layout" svg:width="4cm" svg:height="2cm" svg:x="4cm" svg:y="11cm">
          <text:p text:style-name="P1"><text:span text:style-name="T1">i%2=0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3" draw:id="id3" draw:layer="layout" svg:width="6cm" svg:height="1.5cm" svg:x="3cm" svg:y="14.5cm">
          <text:p text:style-name="P1"><text:span text:style-name="T1">oddSum = oddSum + i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2" draw:text-style-name="P2" draw:layer="layout" draw:type="line" svg:x1="6cm" svg:y1="13.5cm" svg:x2="6cm" svg:y2="14.5cm" draw:end-shape="id3" draw:end-glue-point="4" svg:d="m6000 13500v1000">
          <text:p/>
        </draw:connector>
        <draw:custom-shape draw:style-name="gr1" draw:text-style-name="P1" xml:id="id5" draw:id="id5" draw:layer="layout" svg:width="6cm" svg:height="1.5cm" svg:x="11cm" svg:y="14.5cm">
          <text:p text:style-name="P1"><text:span text:style-name="T1">evenSum = evenSum + 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layer="layout" svg:width="0.959cm" svg:height="0.963cm" svg:x="4.5cm" svg:y="13cm">
          <draw:text-box>
            <text:p>N</text:p>
          </draw:text-box>
        </draw:frame>
        <draw:connector draw:style-name="gr2" draw:text-style-name="P2" draw:layer="layout" draw:type="lines" draw:line-skew="5.499cm" svg:x1="8cm" svg:y1="12cm" svg:x2="14cm" svg:y2="14.5cm" draw:start-shape="id4" draw:start-glue-point="7" draw:end-shape="id5" draw:end-glue-point="4" svg:d="m8000 12000h6000v1999 501">
          <text:p/>
        </draw:connector>
        <draw:frame draw:style-name="gr4" draw:layer="layout" svg:width="0.925cm" svg:height="0.963cm" svg:x="11cm" svg:y="12.8cm">
          <draw:text-box>
            <text:p>Y</text:p>
          </draw:text-box>
        </draw:frame>
        <draw:connector draw:style-name="gr2" draw:text-style-name="P2" draw:layer="layout" draw:type="line" svg:x1="6cm" svg:y1="16cm" svg:x2="6cm" svg:y2="17cm" draw:start-shape="id3" draw:start-glue-point="6" draw:end-shape="id6" draw:end-glue-point="4" svg:d="m6000 16000v1000">
          <text:p/>
        </draw:connector>
        <draw:connector draw:style-name="gr2" draw:text-style-name="P2" draw:layer="layout" draw:type="lines" draw:line-skew="0cm 6.999cm" svg:x1="14cm" svg:y1="16cm" svg:x2="6.5cm" svg:y2="17.5cm" draw:start-shape="id5" draw:start-glue-point="6" draw:end-shape="id6" draw:end-glue-point="10" svg:d="m14000 16000v502 998h-7500">
          <text:p/>
        </draw:connector>
        <draw:custom-shape draw:style-name="gr1" draw:text-style-name="P1" xml:id="id7" draw:id="id7" draw:layer="layout" svg:width="4cm" svg:height="2cm" svg:x="4cm" svg:y="19cm">
          <text:p text:style-name="P1"><text:span text:style-name="T1">i&lt;=100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2" draw:layer="layout" draw:type="line" svg:x1="6cm" svg:y1="18cm" svg:x2="6cm" svg:y2="19cm" draw:start-shape="id6" draw:start-glue-point="8" draw:end-shape="id7" draw:end-glue-point="4" svg:d="m6000 18000v1000">
          <text:p/>
        </draw:connector>
        <draw:custom-shape draw:style-name="gr3" draw:text-style-name="P2" xml:id="id9" draw:id="id9" draw:layer="layout" svg:width="1cm" svg:height="1cm" svg:x="5.5cm" svg:y="6.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2" draw:layer="layout" draw:type="line" svg:x1="6cm" svg:y1="10cm" svg:x2="6cm" svg:y2="11cm" draw:start-shape="id8" draw:start-glue-point="6" draw:end-shape="id4" draw:end-glue-point="4" svg:d="m6000 10000v1000">
          <text:p/>
        </draw:connector>
        <draw:connector draw:style-name="gr2" draw:text-style-name="P2" draw:layer="layout" draw:line-skew="8.998cm" svg:x1="8cm" svg:y1="20cm" svg:x2="6.5cm" svg:y2="7.3cm" draw:start-shape="id7" draw:start-glue-point="7" draw:end-shape="id9" draw:end-glue-point="10" svg:d="m8000 20000h9499v-12700h-10999">
          <text:p/>
        </draw:connector>
        <draw:frame draw:style-name="gr4" draw:layer="layout" svg:width="0.925cm" svg:height="0.963cm" svg:x="10.075cm" svg:y="19.037cm">
          <draw:text-box>
            <text:p>Y</text:p>
          </draw:text-box>
        </draw:frame>
        <draw:custom-shape draw:style-name="gr1" draw:text-style-name="P2" xml:id="id11" draw:id="id11" draw:layer="layout" svg:width="4cm" svg:height="1.5cm" svg:x="4cm" svg:y="25cm">
          <text:p text:style-name="P2">diff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2" draw:text-style-name="P2" draw:layer="layout" draw:type="line" svg:x1="6cm" svg:y1="21cm" svg:x2="6cm" svg:y2="22cm" draw:start-shape="id7" draw:start-glue-point="6" draw:end-shape="id10" draw:end-glue-point="4" svg:d="m6000 21000v1000">
          <text:p/>
        </draw:connector>
        <draw:custom-shape draw:style-name="gr1" draw:text-style-name="P1" xml:id="id10" draw:id="id10" draw:layer="layout" svg:width="6cm" svg:height="2cm" svg:x="3cm" svg:y="22cm">
          <text:p text:style-name="P1"><text:span text:style-name="T1">diff = evenSum - oddSum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2" draw:text-style-name="P2" draw:layer="layout" draw:type="line" svg:x1="6cm" svg:y1="24cm" svg:x2="6cm" svg:y2="25cm" draw:start-shape="id10" draw:start-glue-point="6" draw:end-shape="id11" draw:end-glue-point="4" svg:d="m6000 24000v1000">
          <text:p/>
        </draw:connector>
        <draw:connector draw:style-name="gr2" draw:text-style-name="P2" draw:layer="layout" draw:type="line" svg:x1="6cm" svg:y1="6cm" svg:x2="6cm" svg:y2="6.8cm" draw:start-shape="id2" draw:start-glue-point="6" draw:end-shape="id9" draw:end-glue-point="4" svg:d="m6000 6000v800">
          <text:p/>
        </draw:connector>
        <draw:custom-shape draw:style-name="gr1" draw:text-style-name="P1" xml:id="id12" draw:id="id12" draw:layer="layout" svg:width="5cm" svg:height="1.5cm" svg:x="3.5cm" svg:y="27.2cm">
          <text:p text:style-name="P1"><text:span text:style-name="T1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2" draw:layer="layout" draw:type="line" svg:x1="6cm" svg:y1="26.5cm" svg:x2="6cm" svg:y2="27.2cm" draw:start-shape="id11" draw:start-glue-point="6" draw:end-shape="id12" draw:end-glue-point="4" svg:d="m6000 26500v700">
          <text:p/>
        </draw:connector>
        <draw:frame draw:style-name="gr4" draw:layer="layout" svg:width="0.959cm" svg:height="0.963cm" svg:x="5cm" svg:y="21.037cm">
          <draw:text-box>
            <text:p>N</text:p>
          </draw:text-box>
        </draw:frame>
        <draw:custom-shape draw:style-name="gr1" draw:text-style-name="P1" xml:id="id8" draw:id="id8" draw:layer="layout" svg:width="4cm" svg:height="1.5cm" svg:x="4cm" svg:y="8.5cm">
          <text:p text:style-name="P1"><text:span text:style-name="T1">i = i + 1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2" draw:text-style-name="P2" draw:layer="layout" draw:type="line" svg:x1="6cm" svg:y1="7.8cm" svg:x2="6cm" svg:y2="8.5cm" draw:start-shape="id9" draw:start-glue-point="8" draw:end-shape="id8" draw:end-glue-point="4" svg:d="m6000 7800v7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ngsana New'" style:font-family-generic-asian="system" style:font-pitch-asian="variable" style:font-size-asian="24pt" style:language-asian="zh" style:country-asian="CN" style:font-family-complex="'Angsana New'" style:font-family-generic-complex="system" style:font-pitch-complex="variable" style:font-size-complex="24pt" style:language-complex="th" style:country-complex="TH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Cordia New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ค่าปริยาย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7-04T22:16:19.85</meta:creation-date>
    <dc:date>2012-07-04T22:56:50.23</dc:date>
    <meta:editing-duration>PT14M48S</meta:editing-duration>
    <meta:editing-cycles>1</meta:editing-cycles>
    <meta:generator>LibreOffice/3.3$Win32 OpenOffice.org_project/330m9$Build-1</meta:generator>
    <meta:document-statistic meta:object-count="30"/>
  </office:meta>
</office:document-meta>
</file>